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MERSILK™BRAIDED SILK –VIRGIN SILKSTERILE NON-ABSORBABLESUTUREDESCRIPTIONSilk^Suture is a non-absorbable sterile surgical suture composed of an organic protein called fibroin. Această proteină este obţinută de la specia domesticită Bombyx mori (B. mori) aparţinând familiei Bombycidae. mori) of the family Bombycidae. Mătasea pentru materialul împletit este procesată pentru a îndepărta cerurile și rășinile naturale. Mătasea împletită este acoperită cu ceară și este disponibilă în stare nevopsită sau vopsită în negru cu hemateină HCK (codul culorii 75290). În cazul mătăsii pure, rășina numită sericină nu este îndepărtată, aceasta ţinând împreună filamentele răsucite. Virgin silk is available dyed blue with methylene blue (Colour Index Number 52015) or dyed black with haematein HCK (Colour Index Number^75290). Silk^Sutures are available in a range of gauge sizes and lengths, attached to stainless steel needles of varying types and sizes. Acele pot fi atașate definitiv sau în sistemul EC (eliberare controlată), ceea ce le permite să fie smulse în loc să fie tăiate. Full details are contained in the catalogue.Silk^Sutures comply with the requirements of the United States Pharmacopoeia monograph for Non-absorbable Sutures and the European Pharmacopoeia for Sterile Braided Silk^Suture.<text:line-break/><text:line-break/><text:line-break/><text:line-break/><text:line-break/><text:line-break/><text:line-break/><text:line-break/></text:p>
      <text:p text:style-name="P3">Page: 3</text:p>
      <text:p text:style-name="P1">INDICATIONS <text:line-break/>Silk^Suture is indicated for use in general soft tissue approximation and/or ligation including use in cardiovascular, ophthalmic and neurological procedures.<text:line-break/>APPLICATION<text:line-break/>Sutures should be selected and implanted depending on patient’s condition, surgical experience, surgical technique and wound size.<text:line-break/>PERFORMANCE<text:line-break/>Silk^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months.<text:line-break/>CONTRAINDICATIONS<text:line-break/>The use of this suture is contraindicated in patients with known sensitivities or allergies to Silk.<text:line-break/>Due to the gradual loss of all strength that will occur over a period of 3 to 6 months in vivo, Silk^Suture should not be used where permanent retention of tensile strength is required.<text:line-break/>WARNINGS/PRECAUTIONS/INTERACTIONS<text:line-break/>Users should be familiar with surgical procedures and techniques involving non-absorbable sutures before employing Silk^Suture for wound closure, as risk of wound dehiscence, may vary with the site of application and the suture material used.<text:line-break/>As with any foreign body, prolonged contact of any suture with salt solutions, such as those found in the urinary or biliary tracts, may result in calculus formation.</text:p>
      <text:p text:style-name="P3">Page: 4</text:p>
      <text:p text:style-name="P1">Adequate knot security requires the accepted surgical technique of flat and square ties, with additional throws as indicated by surgical circumstances and the experience of the surgeon. Acceptable surgical practice should be followed for the management of infected or contaminated wounds.When handling this or any other suture, care should be taken to avoid damage. Avoid crushing or crimping damage due to the application of surgical instruments such as forceps or needle holders. Care should be taken to avoid damage when handling surgical needles. Grasp the needle in an area one-third (1/3) to one-half (1/2) of the distance from the attachment end to the point. Prinderea acului de zona vârfului poate afecta capacitatea sa de penetrare și poate determina ruperea acestuia. Prinderea acului de capătul mai gros sau de capătul la care este atașat firul poate determina îndoirea sau ruperea acestuia. Reshaping needles may cause them to lose strength and be less resistant to bending and breaking.Users should exercise caution when handling surgical needles to avoid inadvertent needle stick injury.Discard used needles in “Sharps“ container.ADVERSE REACTIONS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STERILITYSilk^Sutures are sterilized by irradiation. Do not resterilize. Do not use if package is opened or damaged. Discard opened, unused sutures.STORAGERecommended storage conditions: below 25° C, away from moisture and direct heat. Do not use after expiry date.ˇ<text:soft-page-break/><text:line-break/><text:line-break/><text:line-break/><text:line-break/><text:line-break/><text:line-break/><text:line-break/><text:line-break/><text:line-break/><text:line-break/><text:line-break/></text:p>
      <text:p text:style-name="P4">Page: 5</text:p>
      <text:p text:style-name="P2">SIMBOLURI UTILIZATE PENTRU ETICHETARE</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A nu se reutiliza</text:p>
          </table:table-cell>
        </table:table-row>
        <table:table-row>
          <table:table-cell table:style-name="Table1.A2" office:value-type="string">
            <text:p text:style-name="Table_20_Contents">￼</text:p>
          </table:table-cell>
          <table:table-cell table:style-name="Table1.B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Marcajul CE și numărul de identificare a organului notificat.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Număr de lot</text:p>
          </table:table-cell>
        </table:table-row>
        <table:table-row>
          <table:table-cell table:style-name="Table1.A2" office:value-type="string">
            <text:p text:style-name="Table_20_Contents">￼</text:p>
          </table:table-cell>
          <table:table-cell table:style-name="Table1.B2" office:value-type="string">
            <text:p text:style-name="Table_20_Contents">A se consulta instrucţiunile de utilizar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4:37.840546833</dc:date>
    <dc:creator>alex </dc:creator>
    <meta:editing-duration>PT4M18S</meta:editing-duration>
    <meta:editing-cycles>7</meta:editing-cycles>
    <meta:generator>LibreOffice/4.3.1.2$Linux_X86_64 LibreOffice_project/958349dc3b25111dbca392fbc281a05559ef6848</meta:generator>
    <meta:document-statistic meta:table-count="1" meta:image-count="0" meta:object-count="0" meta:page-count="2" meta:paragraph-count="19" meta:word-count="703" meta:character-count="4622" meta:non-whitespace-character-count="3933"/>
  </office:meta>
</office:document-meta>
</file>